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SFNSDisplay-Regular" svg:font-family=".SFNSDisplay-Regular, 'Helvetica Neue', 'Lucida Grande', sans-serif"/>
    <style:font-face style:name="OpenSymbol" svg:font-family="OpenSymbol"/>
    <style:font-face style:name="var report-font-family-monospace" svg:font-family="'var report-font-family-monospac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L10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Standard" style:list-style-name="L1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4" style:family="paragraph" style:parent-style-name="Standard" style:list-style-name="L12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5" style:family="paragraph" style:parent-style-name="Standard" style:list-style-name="L14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6" style:family="paragraph" style:parent-style-name="Standard" style:list-style-name="L15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7" style:family="paragraph" style:parent-style-name="Standard" style:list-style-name="L16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8" style:family="paragraph" style:parent-style-name="Standard" style:list-style-name="L12">
      <style:paragraph-properties fo:text-align="start" style:justify-single-word="false" fo:orphans="2" fo:widows="2"/>
      <style:text-properties style:use-window-font-color="true" style:font-name="Times New Roman" fo:font-size="12pt" style:font-size-asian="12pt" style:font-size-complex="12pt"/>
    </style:style>
    <style:style style:name="P29" style:family="paragraph" style:parent-style-name="Standard" style:list-style-name="L16">
      <style:paragraph-properties fo:text-align="start" style:justify-single-word="false" fo:orphans="2" fo:widows="2"/>
      <style:text-properties fo:color="#000000" style:font-name="Times New Roman" fo:font-size="12pt" style:font-size-asian="12pt" style:font-size-complex="12pt"/>
    </style:style>
    <style:style style:name="P30" style:family="paragraph" style:parent-style-name="Standard" style:list-style-name="L16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ff3333"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use-window-font-color="true" style:font-name="Times New Roman" fo:font-size="12pt" fo:letter-spacing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ff3333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ff3333" fo:letter-spacing="normal" fo:font-style="normal" fo:font-weight="normal"/>
    </style:style>
    <style:style style:name="T9" style:family="text">
      <style:text-properties style:use-window-font-color="true" style:font-name="Times New Roman" fo:font-size="12pt" style:font-size-asian="12pt" style:font-size-complex="12pt"/>
    </style:style>
    <style:style style:name="T10" style:family="text">
      <style:text-properties fo:color="#000000" style:font-name="Times New Roman" fo:font-size="12pt" style:font-size-asian="12pt" style:font-size-complex="12pt"/>
    </style:style>
    <style:style style:name="T11" style:family="text">
      <style:text-properties fo:color="#000000" style:font-name="Times New Roman"/>
    </style:style>
    <style:style style:name="T12" style:family="text">
      <style:text-properties fo:color="#ff3333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ifications</text:p>
      <text:p text:style-name="P3"/>
      <text:p text:style-name="P4">Html :</text:p>
      <text:p text:style-name="P3">L1 : </text:p>
      <text:list xml:id="list4721848204776889260" text:style-name="L1">
        <text:list-item>
          <text:p text:style-name="P12">Ajout de la langue du site</text:p>
        </text:list-item>
        <text:list-item>
          <text:p text:style-name="P12">Ajout du titre du site</text:p>
        </text:list-item>
      </text:list>
      <text:p text:style-name="P3">L14 :</text:p>
      <text:list xml:id="list2542043579326315201" text:style-name="L2">
        <text:list-item>
          <text:p text:style-name="P13">Transformer la « div » en « header »</text:p>
        </text:list-item>
        <text:list-item>
          <text:p text:style-name="P13">Ajouter un « nav »</text:p>
        </text:list-item>
        <text:list-item>
          <text:p text:style-name="P13">Le titre « h3 » doit devenir « h1 »</text:p>
        </text:list-item>
        <text:list-item>
          <text:p text:style-name="P13">Ajout d'un « Alt » au logo social</text:p>
        </text:list-item>
      </text:list>
      <text:p text:style-name="P3">L26 : </text:p>
      <text:list xml:id="list700831805518842867" text:style-name="L3">
        <text:list-item>
          <text:p text:style-name="P14">Transformer la « div » en section « carrousel »</text:p>
        </text:list-item>
        <text:list-item>
          <text:p text:style-name="P14">Ajouter des « alt » aux images</text:p>
        </text:list-item>
      </text:list>
      <text:p text:style-name="P3">L54 : </text:p>
      <text:list xml:id="list3732628364106980069" text:style-name="L4">
        <text:list-item>
          <text:p text:style-name="P15">Transformer la « div » en section « about »</text:p>
        </text:list-item>
        <text:list-item>
          <text:p text:style-name="P15">Le titre « h3 » doit devenir « h2 »</text:p>
        </text:list-item>
        <text:list-item>
          <text:p text:style-name="P15">Le titre « h6 » doit devenir « p »</text:p>
        </text:list-item>
      </text:list>
      <text:p text:style-name="P3">L65 : </text:p>
      <text:list xml:id="list3850005800356131323" text:style-name="L5">
        <text:list-item>
          <text:p text:style-name="P16">Transformer la <text:s/>« div » en section « portfolio »</text:p>
        </text:list-item>
        <text:list-item>
          <text:p text:style-name="P16">Ajouter des « Alt » aux images  </text:p>
        </text:list-item>
        <text:list-item>
          <text:p text:style-name="P16">Le titre « h3 » doit devenir « h2 »</text:p>
        </text:list-item>
      </text:list>
      <text:p text:style-name="P3">L81 : </text:p>
      <text:list xml:id="list3145301654900888073" text:style-name="L6">
        <text:list-item>
          <text:p text:style-name="P17">Supprimer « figure », « blockQuote » et le « figcaption »</text:p>
        </text:list-item>
        <text:list-item>
          <text:p text:style-name="P17">Le tire « h1 » doit devenir « p »</text:p>
        </text:list-item>
        <text:list-item>
          <text:p text:style-name="P17">Sortir la « div » de la « section » </text:p>
        </text:list-item>
      </text:list>
      <text:p text:style-name="P3">L85 : </text:p>
      <text:list xml:id="list2947583502590172230" text:style-name="L7">
        <text:list-item>
          <text:p text:style-name="P18">Transformer la « div » en section « service »</text:p>
        </text:list-item>
        <text:list-item>
          <text:p text:style-name="P18">Le premier titre « h3 » doit devenir « h2 » </text:p>
        </text:list-item>
        <text:list-item>
          <text:p text:style-name="P18">Les « span »  doivent devenir « p » </text:p>
        </text:list-item>
      </text:list>
      <text:p text:style-name="P3">L121 :</text:p>
      <text:list xml:id="list717990255918746689" text:style-name="L8">
        <text:list-item>
          <text:p text:style-name="P19">Supprimer « figure », « blockQuote » et le « figcaption »</text:p>
        </text:list-item>
        <text:list-item>
          <text:p text:style-name="P19">Le titre « h1 » doit devenir « p » </text:p>
        </text:list-item>
      </text:list>
      <text:p text:style-name="P3">L125 : </text:p>
      <text:list xml:id="list5130733846980243136" text:style-name="L9">
        <text:list-item>
          <text:p text:style-name="P20">Transformer la « div » en section « contact »</text:p>
        </text:list-item>
        <text:list-item>
          <text:p text:style-name="P20">Le titre « h3 » doit devenir « h2 »</text:p>
        </text:list-item>
      </text:list>
      <text:p text:style-name="P3"/>
      <text:p text:style-name="P3">L130 :</text:p>
      <text:list xml:id="list6805484284758831729" text:style-name="L10">
        <text:list-item>
          <text:p text:style-name="P21">Ajout de l’auto-complétion dans les champs nom et email</text:p>
        </text:list-item>
        <text:list-item>
          <text:p text:style-name="P21">Ajout de la balise for pour les labels</text:p>
        </text:list-item>
      </text:list>
      <text:p text:style-name="P3">L140 :</text:p>
      <text:list xml:id="list7031800209494610878" text:style-name="L11">
        <text:list-item>
          <text:p text:style-name="P22">Ajout d'un « Alt » a l'image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Css :</text:p>
      <text:p text:style-name="P3">Ajustement de détail mineur pour une meilleur harmonie du site. (Margin, Padding, nom...)</text:p>
      <text:p text:style-name="P3"/>
      <text:p text:style-name="P31">Quand je clique sur gallery dans le header j'arrive un peut trop bas voir ce que je peut faire</text:p>
      <text:p text:style-name="P3"/>
      <text:p text:style-name="P3"><text:span text:style-name="T13">Performance :</text:span></text:p>
      <text:p text:style-name="P1"/>
      <text:p text:style-name="P1">Serve images in Next-gen formats : </text:p>
      <text:list xml:id="list7271687972254737566" text:style-name="L14">
        <text:list-item>
          <text:p text:style-name="P25">Compression et conversion en WebP</text:p>
        </text:list-item>
      </text:list>
      <text:p text:style-name="P1"/>
      <text:p text:style-name="P1">Propely size images :</text:p>
      <text:list xml:id="list399365281920472276" text:style-name="L15">
        <text:list-item>
          <text:p text:style-name="P26">Redimensionnement des images</text:p>
        </text:list-item>
      </text:list>
      <text:p text:style-name="P5"/>
      <text:p text:style-name="P7">Minify JavaScript &amp; CSS : <text:span text:style-name="T12">sur le site</text:span></text:p>
      <text:p text:style-name="P7"/>
      <text:p text:style-name="P10"><text:span text:style-name="T1">Eliminate render-blocking resources :</text:span></text:p>
      <text:list xml:id="list3866743181166953164" text:style-name="L16">
        <text:list-item>
          <text:p text:style-name="P29"><text:span text:style-name="T1">Déplacement des script en bas du body</text:span></text:p>
        </text:list-item>
      </text:list>
      <text:p text:style-name="P5"/>
      <text:p text:style-name="P5"><text:span text:style-name="T1">Reduce unused JavaScript &amp; CSS </text:span>: <text:span text:style-name="T12">Provient des bootstrap</text:span></text:p>
      <text:p text:style-name="P5"/>
      <text:p text:style-name="P5"><text:span text:style-name="T1">Page prevented back/forward cache restoration </text:span>: <text:span text:style-name="T12">activer cacher améliorer ?</text:span></text:p>
      <text:p text:style-name="P5"/>
      <text:p text:style-name="P6"><text:span text:style-name="T2">Image elements do not have explicit </text:span><text:span text:style-name="Source_20_Text"><text:span text:style-name="T2">width</text:span></text:span><text:span text:style-name="T3"> </text:span><text:span text:style-name="T2">and </text:span><text:span text:style-name="Source_20_Text"><text:span text:style-name="T2">height </text:span></text:span><text:span text:style-name="T9">: </text:span><text:span text:style-name="Source_20_Text"><text:span text:style-name="T7">Pas bon pour le responsive</text:span></text:span></text:p>
      <text:p text:style-name="P7"/>
      <text:p text:style-name="P7">Avoid enormous network payloads : <text:span text:style-name="T12">Pas nécessaire</text:span></text:p>
      <text:p text:style-name="P7"/>
      <text:p text:style-name="P8">Accessibility :</text:p>
      <text:p text:style-name="P9">Background and foreground colors : je doit changer les couleurs ?</text:p>
      <text:p text:style-name="P6"><text:span text:style-name="T10"><text:line-break/></text:span><text:span text:style-name="T4">Image elements do not have </text:span><text:span text:style-name="Source_20_Text"><text:span text:style-name="T4">[alt]</text:span></text:span><text:span text:style-name="T5"> </text:span><text:span text:style-name="T4">attributes </text:span><text:span text:style-name="T10">:</text:span></text:p>
      <text:list xml:id="list4082893012149210236" text:style-name="L12">
        <text:list-item>
          <text:p text:style-name="P24">Ajout d’attribut « alt » au images qui n'en avais pas</text:p>
        </text:list-item>
      </text:list>
      <text:p text:style-name="P6"><text:line-break/><text:span text:style-name="T4">Document doesn't have a </text:span><text:span text:style-name="Source_20_Text"><text:span text:style-name="T4">&lt;title&gt;</text:span></text:span><text:span text:style-name="T5"> </text:span><text:span text:style-name="T4">element </text:span><text:span text:style-name="T10">:</text:span></text:p>
      <text:list xml:id="list37645507" text:continue-list="list3866743181166953164" text:style-name="L16">
        <text:list-item>
          <text:p text:style-name="P27">Ajout d'un titre au site</text:p>
          <text:p text:style-name="P30"/>
        </text:list-item>
      </text:list>
      <text:p text:style-name="P10"><text:span text:style-name="T1">Form elements do not have associated labels </text:span>:</text:p>
      <text:list xml:id="list37635630" text:continue-list="list4082893012149210236" text:style-name="L12">
        <text:list-item>
          <text:p text:style-name="P24">Ajout d’attribut « for » au label</text:p>
        </text:list-item>
      </text:list>
      <text:p text:style-name="P10"><text:line-break/><text:span text:style-name="T1">Links do not have a discernible name </text:span>:</text:p>
      <text:list xml:id="list37643975" text:continue-numbering="true" text:style-name="L12">
        <text:list-item>
          <text:p text:style-name="P24">Ajout d’attribut « alt » a l'image</text:p>
        </text:list-item>
      </text:list>
      <text:p text:style-name="P10"><text:line-break/><text:span text:style-name="T1">Background and foreground colors do not have a sufficient contrast ratio :</text:span></text:p>
      <text:list xml:id="list37647258" text:continue-numbering="true" text:style-name="L12">
        <text:list-item>
          <text:p text:style-name="P28"><text:span text:style-name="T6">Modification de la couleur de fond du filtre actif</text:span></text:p>
        </text:list-item>
      </text:list>
      <text:p text:style-name="P6"><text:span text:style-name="Source_20_Text"><text:span text:style-name="T4"><text:line-break/>&lt;html&gt;</text:span></text:span><text:span text:style-name="T5"> </text:span><text:span text:style-name="T4">element does not have a </text:span><text:span text:style-name="Source_20_Text"><text:span text:style-name="T4">[lang]</text:span></text:span><text:span text:style-name="T5"> </text:span><text:span text:style-name="T4">attribute </text:span><text:span text:style-name="T10">:</text:span></text:p>
      <text:list xml:id="list37642682" text:continue-numbering="true" text:style-name="L12">
        <text:list-item>
          <text:p text:style-name="P24">Ajout de la langue au site</text:p>
        </text:list-item>
      </text:list>
      <text:p text:style-name="P10"><text:line-break/><text:span text:style-name="T1">Heading elements are not in a sequentially-descending order </text:span>:</text:p>
      <text:list xml:id="list37648450" text:continue-numbering="true" text:style-name="L12">
        <text:list-item>
          <text:p text:style-name="P24">Réorganisation des titre et des balises sémantique</text:p>
        </text:list-item>
      </text:list>
      <text:p text:style-name="P1"/>
      <text:p text:style-name="P1"/>
      <text:p text:style-name="P8"><text:soft-page-break/>Seo :</text:p>
      <text:p text:style-name="P8"/>
      <text:p text:style-name="P9">Meta description : <text:span text:style-name="T12">Pas fait</text:span></text:p>
      <text:p text:style-name="P7"><text:line-break/><text:span text:style-name="T11">Document doesn't have a </text:span><text:span text:style-name="Source_20_Text"><text:span text:style-name="T11">&lt;title&gt;</text:span></text:span><text:span text:style-name="T11"> element : je pensait avoir ajouter titre au site mais pas a la page</text:span></text:p>
      <text:list xml:id="list37647843" text:continue-numbering="true" text:style-name="L12">
        <text:list-item>
          <text:p text:style-name="P24">Ajout d'un titre a la pag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SFNSDisplay-Regular" svg:font-family=".SFNSDisplay-Regular, 'Helvetica Neue', 'Lucida Grande', sans-serif"/>
    <style:font-face style:name="OpenSymbol" svg:font-family="OpenSymbol"/>
    <style:font-face style:name="var report-font-family-monospace" svg:font-family="'var report-font-family-monospac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my leschaeve</meta:initial-creator>
    <meta:creation-date>2025-02-27T15:23:34.64</meta:creation-date>
    <dc:date>2025-03-10T17:38:32.60</dc:date>
    <dc:creator>jimmy leschaeve</dc:creator>
    <meta:editing-duration>PT10H11M16S</meta:editing-duration>
    <meta:editing-cycles>20</meta:editing-cycles>
    <meta:generator>OpenOffice/4.1.15$Win32 OpenOffice.org_project/4115m2$Build-9813</meta:generator>
    <meta:document-statistic meta:table-count="0" meta:image-count="0" meta:object-count="0" meta:page-count="3" meta:paragraph-count="75" meta:word-count="580" meta:character-count="2695"/>
  </office:meta>
</office:document-meta>
</file>